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roboto" svg:font-family="roboto"/>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fo:font-variant="normal" fo:text-transform="none" fo:color="#333333" style:font-name="roboto" fo:font-size="18pt" fo:letter-spacing="normal" fo:font-style="normal" fo:font-weight="normal"/>
    </style:style>
    <style:style style:name="P2" style:family="paragraph" style:parent-style-name="Heading_20_3">
      <style:paragraph-properties fo:margin-left="0in" fo:margin-right="0in" fo:margin-top="0.2083in" fo:margin-bottom="0.1043in" loext:contextual-spacing="false" fo:orphans="2" fo:widows="2" fo:text-indent="0in" style:auto-text-indent="false" fo:padding="0in" fo:border="none"/>
      <style:text-properties fo:font-variant="normal" fo:text-transform="none" fo:color="#333333" style:font-name="roboto" fo:font-size="18pt" fo:letter-spacing="normal" fo:font-style="normal" fo:font-weight="normal" loext:padding="0in" loext:border="none"/>
    </style:style>
    <style:style style:name="P3" style:family="paragraph" style:parent-style-name="Heading_20_3">
      <style:paragraph-properties fo:margin-left="0in" fo:margin-right="0in" fo:margin-top="0in" fo:margin-bottom="0in" loext:contextual-spacing="false" fo:orphans="2" fo:widows="2" fo:text-indent="0in" style:auto-text-indent="false" fo:padding="0in" fo:border="none"/>
    </style:style>
    <style:style style:name="P4" style:family="paragraph" style:parent-style-name="Heading_20_4">
      <style:paragraph-properties fo:margin-left="0in" fo:margin-right="0in" fo:margin-top="0.1043in" fo:margin-bottom="0.1043in" loext:contextual-spacing="false" fo:orphans="2" fo:widows="2" fo:text-indent="0in" style:auto-text-indent="false" fo:padding="0in" fo:border="none"/>
      <style:text-properties fo:font-variant="normal" fo:text-transform="none" fo:color="#333333" style:font-name="roboto" fo:font-size="13.5pt" fo:letter-spacing="normal" fo:font-style="normal" fo:font-weight="normal" loext:padding="0in" loext:border="none"/>
    </style:style>
    <style:style style:name="P5" style:family="paragraph" style:parent-style-name="Heading_20_6">
      <style:paragraph-properties fo:margin-left="0in" fo:margin-right="0in" fo:margin-top="0in" fo:margin-bottom="0in" loext:contextual-spacing="false" fo:orphans="2" fo:widows="2" fo:text-indent="0in" style:auto-text-indent="false" fo:padding="0in" fo:border="none"/>
    </style:style>
    <style:style style:name="P6" style:family="paragraph" style:parent-style-name="Preformatted_20_Text">
      <loext:graphic-properties draw:fill="solid" draw:fill-color="#f5f5f5" draw:opacity="100%"/>
      <style:paragraph-properties fo:margin-left="0in" fo:margin-right="0in" fo:margin-top="0in" fo:margin-bottom="0in" loext:contextual-spacing="false" fo:line-height="142%" fo:orphans="2" fo:widows="2" fo:text-indent="0in" style:auto-text-indent="false" fo:background-color="#f5f5f5" fo:padding-left="0.0937in" fo:padding-right="0in" fo:padding-top="0.0937in" fo:padding-bottom="0.0937in" fo:border-left="0.06pt solid #cccccc" fo:border-right="none" fo:border-top="0.06pt solid #cccccc" fo:border-bottom="0.06pt solid #cccccc"/>
    </style:style>
    <style:style style:name="P7" style:family="paragraph" style:parent-style-name="Preformatted_20_Text">
      <loext:graphic-properties draw:fill="solid" draw:fill-color="#f5f5f5" draw:opacity="100%"/>
      <style:paragraph-properties fo:margin-top="0in" fo:margin-bottom="0in" loext:contextual-spacing="false" fo:line-height="142%" fo:orphans="2" fo:widows="2" fo:background-color="#f5f5f5" fo:padding-left="0.0937in" fo:padding-right="0in" fo:padding-top="0.0937in" fo:padding-bottom="0.0937in" fo:border-left="0.06pt solid #cccccc" fo:border-right="none" fo:border-top="0.06pt solid #cccccc" fo:border-bottom="0.06pt solid #cccccc"/>
    </style:style>
    <style:style style:name="P8" style:family="paragraph" style:parent-style-name="Horizontal_20_Line">
      <style:paragraph-properties fo:margin-top="0in" fo:margin-bottom="0in" loext:contextual-spacing="false" fo:orphans="2" fo:widows="2"/>
    </style:style>
    <style:style style:name="P9"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P10"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P11"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P12"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P13"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P14"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15" style:family="paragraph" style:parent-style-name="Text_20_body" style:list-style-name="L3">
      <style:paragraph-properties fo:margin-left="0in" fo:margin-right="0in" fo:margin-top="0in" fo:margin-bottom="0in" loext:contextual-spacing="false" fo:orphans="2" fo:widows="2" fo:text-indent="0in" style:auto-text-indent="false" fo:padding="0in" fo:border="none"/>
    </style:style>
    <style:style style:name="P16" style:family="paragraph" style:parent-style-name="Text_20_body" style:list-style-name="L4">
      <style:paragraph-properties fo:margin-left="0in" fo:margin-right="0in" fo:margin-top="0in" fo:margin-bottom="0in" loext:contextual-spacing="false" fo:orphans="2" fo:widows="2" fo:text-indent="0in" style:auto-text-indent="false" fo:padding="0in" fo:border="none"/>
    </style:style>
    <style:style style:name="P17" style:family="paragraph" style:parent-style-name="Text_20_body" style:list-style-name="L5">
      <style:paragraph-properties fo:margin-left="0in" fo:margin-right="0in" fo:margin-top="0in" fo:margin-bottom="0in" loext:contextual-spacing="false" fo:orphans="2" fo:widows="2" fo:text-indent="0in" style:auto-text-indent="false" fo:padding="0in" fo:border="none"/>
    </style:style>
    <style:style style:name="P18"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19"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666666" fo:letter-spacing="normal" loext:padding="0in" loext:border="none"/>
    </style:style>
    <style:style style:name="P20"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P21" style:family="paragraph" style:parent-style-name="Text_20_body" style:list-style-name="L2">
      <style:paragraph-properties fo:margin-left="0in" fo:margin-right="0in" fo:margin-top="0in" fo:margin-bottom="0.0626in" loext:contextual-spacing="false" fo:orphans="2" fo:widows="2" fo:text-indent="0in" style:auto-text-indent="false" fo:padding="0in" fo:border="none"/>
      <style:text-properties fo:font-variant="normal" fo:text-transform="none" fo:color="#666666" style:font-name="roboto" fo:font-size="12pt" fo:letter-spacing="normal" fo:font-style="normal" fo:font-weight="normal" loext:padding="0in" loext:border="none"/>
    </style:style>
    <style:style style:name="T1" style:family="text">
      <style:text-properties fo:font-variant="normal" fo:text-transform="none" fo:color="#666666" style:font-name="roboto" fo:font-size="12pt" fo:letter-spacing="normal" fo:font-style="normal" fo:font-weight="bold" loext:padding="0in" loext:border="none"/>
    </style:style>
    <style:style style:name="T2" style:family="text">
      <style:text-properties fo:font-variant="normal" fo:text-transform="none" fo:color="#666666" style:font-name="roboto" fo:font-size="12pt" fo:letter-spacing="normal" fo:font-style="normal" fo:font-weight="normal" loext:padding="0in" loext:border="none"/>
    </style:style>
    <style:style style:name="T3" style:family="text">
      <style:text-properties fo:font-variant="normal" fo:text-transform="none" fo:color="#337ab7" style:text-line-through-style="none" style:text-line-through-type="none" style:font-name="roboto" fo:font-size="12pt" fo:letter-spacing="normal" fo:font-style="normal" style:text-underline-style="none" fo:font-weight="bold" style:text-blinking="false" fo:background-color="transparent" loext:char-shading-value="0" loext:padding="0in" loext:border="none"/>
    </style:style>
    <style:style style:name="T4" style:family="text">
      <style:text-properties fo:font-variant="normal" fo:text-transform="none" fo:color="#337ab7" style:text-line-through-style="none" style:text-line-through-type="none" style:font-name="roboto" fo:font-size="12pt" fo:letter-spacing="normal" fo:font-style="normal" style:text-underline-style="none" fo:font-weight="normal" style:text-blinking="false" fo:background-color="transparent" loext:char-shading-value="0" loext:padding="0in" loext:border="none"/>
    </style:style>
    <style:style style:name="T5" style:family="text">
      <style:text-properties fo:font-variant="normal" fo:text-transform="none" fo:color="#337ab7" style:text-line-through-style="none" style:text-line-through-type="none" style:font-name="roboto" fo:font-size="18pt" fo:letter-spacing="normal" fo:font-style="normal" style:text-underline-style="none" fo:font-weight="normal" style:text-blinking="false" fo:background-color="transparent" loext:char-shading-value="0" loext:padding="0in" loext:border="none"/>
    </style:style>
    <style:style style:name="T6" style:family="text">
      <style:text-properties fo:font-variant="normal" fo:text-transform="none" fo:color="#c7254e" style:font-name="Menlo" fo:font-size="10.5pt" fo:letter-spacing="normal" fo:font-style="normal" fo:font-weight="normal" fo:background-color="#f9f2f4" loext:char-shading-value="0" loext:padding="0in" loext:border="none"/>
    </style:style>
    <style:style style:name="T7" style:family="text">
      <style:text-properties fo:font-variant="normal" fo:text-transform="none" fo:color="#333333" style:font-name="Menlo" fo:font-size="9.75pt" fo:letter-spacing="normal" fo:font-style="normal" fo:font-weight="normal" fo:background-color="transparent" loext:char-shading-value="0" loext:padding="0in" loext:border="none"/>
    </style:style>
    <style:style style:name="T8" style:family="text">
      <style:text-properties fo:font-variant="normal" fo:text-transform="none" fo:color="#333333" fo:letter-spacing="normal" fo:background-color="transparent" loext:char-shading-value="0" loext:padding="0in" loext:border="none"/>
    </style:style>
    <style:style style:name="T9" style:family="text">
      <style:text-properties fo:font-variant="normal" fo:text-transform="none" fo:color="#333333" style:font-name="roboto" fo:font-size="12pt" fo:letter-spacing="normal" fo:font-style="normal" fo:font-weight="normal" loext:padding="0in" loext:border="none"/>
    </style:style>
    <text:list-style style:name="L1">
      <text:list-level-style-number text:level="1" text:style-name="Numbering_20_Symbols" style:num-suffix="." style:num-format="1">
        <style:list-level-properties text:space-before="0.0638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0638in" text:min-label-width="0.1965in"/>
      </text:list-level-style-number>
      <text:list-level-style-bullet text:level="2" text:style-name="Bullet_20_Symbols" style:num-suffix="." text:bullet-char="•">
        <style:list-level-properties text:space-before="0.376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0638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style:num-suffix="." text:bullet-char="•">
        <style:list-level-properties text:space-before="0.063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0638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Logistic Regression (Assignment)</text:h>
      <text:p text:style-name="P14"><text:span text:style-name="Strong_20_Emphasis"><text:span text:style-name="T1">NOTE: Check below for an alternate version of the Logistic Regression </text:span></text:span><text:a xlink:type="simple" xlink:href="https://www.theschool.ai/courses/data-lit/lessons/logistic-regression/#DetailedAssignment" text:style-name="Internet_20_link" text:visited-style-name="Visited_20_Internet_20_Link"><text:span text:style-name="Strong_20_Emphasis"><text:span text:style-name="T3">assignment below</text:span></text:span></text:a><text:span text:style-name="Strong_20_Emphasis"><text:span text:style-name="T1"> (further down the page). It is more specific, and comes with detailed grading, comments, and feedback. Try it out and let us know what you think!</text:span></text:span></text:p>
      <text:p text:style-name="P19"> </text:p>
      <text:h text:style-name="P2" text:outline-level="3">Original Assignment</text:h>
      <text:p text:style-name="P20">Send your submission to gradedhomeworkassignments@gmail.com for a grade!</text:p>
      <text:p text:style-name="P14"><text:span text:style-name="T2">Last week we learned about logistic regression, one of the most important and fundamental machine learning (ML) algorithms. It is time for you to execute what you have learned in the class to really implement the logistic regression model. Instead of covering many algorithms quickly at a high-level and using ML algorithm libraries (e.g. </text:span><text:a xlink:type="simple" xlink:href="http://scikit-learn.org/stable/" text:style-name="Internet_20_link" text:visited-style-name="Visited_20_Internet_20_Link"><text:span text:style-name="T4">Scikit-learn</text:span></text:a><text:span text:style-name="T2">), this course aims to explain a few important ML algorithms in-depth. It is meant to prepare you to be a researcher/scientist — the very top class in the </text:span><text:a xlink:type="simple" xlink:href="http://socialmedia-class.org/assets/img/ml_pyramid.jpg" text:style-name="Internet_20_link" text:visited-style-name="Visited_20_Internet_20_Link"><text:span text:style-name="T4">Machine Learning Skills Pyramid</text:span></text:a><text:span text:style-name="T2">, who can not only apply algorithms but create new algorithms!</text:span></text:p>
      <text:p text:style-name="P20">I am going to separate the assignment into three parts.</text:p>
      <text:list xml:id="list965779950" text:style-name="L1">
        <text:list-item>
          <text:p text:style-name="P18"><text:span text:style-name="T2">Choose a dataset/problem of your choice or use the followingUS Adult Census data relating income to social factors such as Age, Education, race etc.The Us Adult income dataset was extracted by Barry Becker from the 1994 US Census Database. The data set consists of anonymous information such as occupation, age, native country, race, capital gain, capital loss, education, work class and more. Each row is labelled as either having a salary greater than “&gt;50K” or “&lt;=50K”.This Data set is split into two CSV files, named </text:span><text:span text:style-name="Source_20_Text"><text:span text:style-name="T6">adult-training.txt</text:span></text:span><text:span text:style-name="T2"> and </text:span><text:span text:style-name="Source_20_Text"><text:span text:style-name="T6">adult-test.txt</text:span></text:span><text:span text:style-name="T2">.The goal here is to train a binary classifier on the training dataset to predict the column </text:span><text:span text:style-name="Source_20_Text"><text:span text:style-name="T6">income_bracket</text:span></text:span><text:span text:style-name="T2"> which has two possible values “&gt;50K” and “&lt;=50K” and evaluate the accuracy of the classifier with the test dataset.Note that the dataset is made up of categorical and continuous features. It also contains missing values The categorical columns are: workclass, education, marital_status, occupation, relationship, race, gender, native_country</text:span></text:p>
          <text:p text:style-name="P13">https://www.kaggle.com/johnolafenwa/us-census-data</text:p>
        </text:list-item>
      </text:list>
      <text:p text:style-name="P14"><text:span text:style-name="Strong_20_Emphasis"><text:span text:style-name="T1">Prepare the data.</text:span></text:span></text:p>
      <text:list xml:id="list4277073507" text:style-name="L2">
        <text:list-item>
          <text:p text:style-name="P9">Apply sklearn or your favorite ML library’s inbuilt logistic regression model for prediction.</text:p>
        </text:list-item>
        <text:list-item>
          <text:p text:style-name="P9"><text:soft-page-break/>In this assignment, you are expected to implement logistic regression and get a good understanding of the key components of logistic regression:</text:p>
          <text:list>
            <text:list-item>
              <text:p text:style-name="P21">hypothesis function</text:p>
            </text:list-item>
            <text:list-item>
              <text:p text:style-name="P21">cost function</text:p>
            </text:list-item>
            <text:list-item>
              <text:p text:style-name="P21">decision boundary</text:p>
            </text:list-item>
            <text:list-item>
              <text:p text:style-name="P21">gradient descent algorithm</text:p>
            </text:list-item>
          </text:list>
        </text:list-item>
      </text:list>
      <text:p text:style-name="P20">Finally, compare the result you got from built-in model versus your own implementation on various metrics.</text:p>
      <text:p text:style-name="P20">Like always you can submit your GitHub link for jupyter notebook or google colab explaining your steps.</text:p>
      <text:p text:style-name="P20">All the best.</text:p>
      <text:p text:style-name="P20">If you need help use this example: https://www.kaggle.com/kost13/us-income-logistic-regression/notebook</text:p>
      <text:p text:style-name="P8"/>
      <text:h text:style-name="P3" text:outline-level="3"><text:a xlink:type="simple" xlink:href="http://detailedassignment/" text:style-name="Internet_20_link" text:visited-style-name="Visited_20_Internet_20_Link"><text:span text:style-name="T5">Detailed Grading and Comments Assignment Version</text:span></text:a></text:h>
      <text:p text:style-name="P14"><text:span text:style-name="T2">For this assignment you will be working with US adult census data, extracted by Barry Becker from the 1994 US Census Database. The data set consists of anonymous information such as occupation, age, native country, race, capital gain, capital loss, education, work class and more. Each row is labelled as either having a salary greater than “&gt;50K” or “&lt;=50K”. </text:span><text:span text:style-name="Strong_20_Emphasis"><text:span text:style-name="T1">Your goal is to create a logistic regression classifier which correctly predicts whether a given individual has a salary &gt;50K or &lt;=50K</text:span></text:span><text:span text:style-name="T2">.</text:span></text:p>
      <text:p text:style-name="P14"><text:span text:style-name="T2">Note that the dataset is made up of categorical and continuous features. It also contains missing values. The categorical columns are: </text:span><text:span text:style-name="Source_20_Text"><text:span text:style-name="T6">workclass, education, marital_status, occupation, relationship, race, gender, native_country</text:span></text:span><text:span text:style-name="T2">.</text:span></text:p>
      <text:list xml:id="list1406313939" text:style-name="L3">
        <text:list-item>
          <text:p text:style-name="P15"><text:span text:style-name="T2">Obtain the data from </text:span><text:a xlink:type="simple" xlink:href="https://www.kaggle.com/johnolafenwa/us-census-data" text:style-name="Internet_20_link" text:visited-style-name="Visited_20_Internet_20_Link"><text:span text:style-name="T4">https://www.kaggle.com/johnolafenwa/us-census-data</text:span></text:a><text:span text:style-name="T2"> . You can either download the two csv files – </text:span><text:span text:style-name="Source_20_Text"><text:span text:style-name="T6">adult-test.csv</text:span></text:span><text:span text:style-name="T2"> and </text:span><text:span text:style-name="Source_20_Text"><text:span text:style-name="T6">adult-training.csv</text:span></text:span><text:span text:style-name="T2"> – and upload them to your own work environment (such as </text:span><text:a xlink:type="simple" xlink:href="https://colab.research.google.com/" text:style-name="Internet_20_link" text:visited-style-name="Visited_20_Internet_20_Link"><text:span text:style-name="T4">Google Colab</text:span></text:a><text:span text:style-name="T2">), or just press the “New Kernel” button to be taken directly to a Jupyter notebook containing the data.</text:span></text:p>
        </text:list-item>
        <text:list-item>
          <text:p text:style-name="P10">Explore the data set to learn its shape and characteristics. Apply sklearn or your favorite ML library’s in-built logistic regression model for prediction.</text:p>
        </text:list-item>
        <text:list-item>
          <text:p text:style-name="P10">Implement your own logistic regression classifier from scratch and get a good understanding of the key components of logistic regression: hypothesis function, cost function, decision boundary, gradient descent algorithm.</text:p>
        </text:list-item>
        <text:list-item>
          <text:p text:style-name="P15"><text:span text:style-name="T2">Ensure your implementation conforms to the requirements below, then email it to </text:span><text:a xlink:type="simple" xlink:href="mailto:gradedhomeworkassignments@gmail.com" text:style-name="Internet_20_link" text:visited-style-name="Visited_20_Internet_20_Link"><text:span text:style-name="T4">gradedhomeworkassignments@gmail.com</text:span></text:a><text:span text:style-name="T2"> for grading and feedback. The </text:span><text:soft-page-break/><text:span text:style-name="T2">subject line should read as follows: </text:span><text:span text:style-name="Source_20_Text"><text:span text:style-name="T6">[Data-Lit] Logistic Regression - &lt;your name here&gt;</text:span></text:span><text:span text:style-name="T2">. For example: </text:span><text:span text:style-name="Source_20_Text"><text:span text:style-name="T6">[Data-Lit] Logistic Regression - Siraj</text:span></text:span><text:span text:style-name="T2">. Your Python or notebook file should be attached to the email. Do not copy/paste your code into the body of the email.</text:span></text:p>
        </text:list-item>
      </text:list>
      <text:h text:style-name="P2" text:outline-level="3"><text:bookmark text:name="Assignment_15"/>Assignment</text:h>
      <text:p text:style-name="P14"><text:span text:style-name="T2">Your submission should be a python file (.py) or Jupyter notebook (.ipynb) which contains (at minimum) the following two functions: </text:span><text:span text:style-name="Source_20_Text"><text:span text:style-name="T6">train_with_file(data_file)</text:span></text:span><text:span text:style-name="T2"> and </text:span><text:span text:style-name="Source_20_Text"><text:span text:style-name="T6">classify(features, weights)</text:span></text:span><text:span text:style-name="T2">.</text:span></text:p>
      <text:p text:style-name="P6"><text:span text:style-name="Source_20_Text"><text:span text:style-name="T7">def train_with_file(data_file, iters):</text:span></text:span></text:p>
      <text:p text:style-name="P6"><text:span text:style-name="Source_20_Text"><text:span text:style-name="T8"><text:s text:c="2"/></text:span></text:span><text:span text:style-name="Source_20_Text"><text:span text:style-name="T7">"""Trains a logisitc regression classifier.</text:span></text:span></text:p>
      <text:p text:style-name="P7"/>
      <text:p text:style-name="P7"><text:span text:style-name="Source_20_Text"><text:span text:style-name="T8"><text:s text:c="2"/></text:span></text:span><text:span text:style-name="Source_20_Text"><text:span text:style-name="T7">Args:</text:span></text:span></text:p>
      <text:p text:style-name="P7"><text:span text:style-name="Source_20_Text"><text:span text:style-name="T8"><text:s text:c="4"/></text:span></text:span><text:span text:style-name="Source_20_Text"><text:span text:style-name="T7">data_file: a path to a csv file containing training data, without headers.</text:span></text:span></text:p>
      <text:p text:style-name="P7"><text:span text:style-name="Source_20_Text"><text:span text:style-name="T8"><text:s text:c="4"/></text:span></text:span><text:span text:style-name="Source_20_Text"><text:span text:style-name="T7">iters: the number of iterations to use when training the classifier</text:span></text:span></text:p>
      <text:p text:style-name="P7"/>
      <text:p text:style-name="P7"><text:span text:style-name="Source_20_Text"><text:span text:style-name="T8"><text:s text:c="2"/></text:span></text:span><text:span text:style-name="Source_20_Text"><text:span text:style-name="T7">Returns:</text:span></text:span></text:p>
      <text:p text:style-name="P7"><text:span text:style-name="Source_20_Text"><text:span text:style-name="T8"><text:s text:c="4"/></text:span></text:span><text:span text:style-name="Source_20_Text"><text:span text:style-name="T7">weights: a column vector (1d numpy array) containing the weights learned in your classifier.</text:span></text:span></text:p>
      <text:p text:style-name="P7"><text:span text:style-name="Source_20_Text"><text:span text:style-name="T8"><text:s text:c="4"/></text:span></text:span><text:span text:style-name="Source_20_Text"><text:span text:style-name="T7">normalization_params: a dict mapping column names to (min, max) values from the training set</text:span></text:span></text:p>
      <text:p text:style-name="P7"><text:span text:style-name="Source_20_Text"><text:span text:style-name="T8"><text:s text:c="2"/></text:span></text:span><text:span text:style-name="Source_20_Text"><text:span text:style-name="T7">"""</text:span></text:span></text:p>
      <text:p text:style-name="P7"/>
      <text:p text:style-name="P6"><text:span text:style-name="Source_20_Text"><text:span text:style-name="T8"><text:s text:c="2"/></text:span></text:span><text:span text:style-name="Source_20_Text"><text:span text:style-name="T7">return weights, normalization_params</text:span></text:span></text:p>
      <text:p text:style-name="P7"><text:span text:style-name="Source_20_Text"><text:span text:style-name="T8"><text:s/></text:span></text:span></text:p>
      <text:p text:style-name="P7"><text:span text:style-name="Source_20_Text"><text:span text:style-name="T8"><text:s/></text:span></text:span></text:p>
      <text:p text:style-name="P6"><text:span text:style-name="Source_20_Text"><text:span text:style-name="T7">def classify(data_file, weights, normalization_params):</text:span></text:span></text:p>
      <text:p text:style-name="P6"><text:span text:style-name="Source_20_Text"><text:span text:style-name="T8"><text:s text:c="2"/></text:span></text:span><text:span text:style-name="Source_20_Text"><text:span text:style-name="T7">"""Classifies data based on the supplied logistic regression weights.</text:span></text:span></text:p>
      <text:p text:style-name="P7"/>
      <text:p text:style-name="P7"><text:span text:style-name="Source_20_Text"><text:span text:style-name="T8"><text:s text:c="2"/></text:span></text:span><text:span text:style-name="Source_20_Text"><text:span text:style-name="T7">Args:</text:span></text:span></text:p>
      <text:p text:style-name="P7"><text:span text:style-name="Source_20_Text"><text:span text:style-name="T8"><text:s text:c="4"/></text:span></text:span><text:span text:style-name="Source_20_Text"><text:span text:style-name="T7">data_file: a path to a csv file containing test data, without headers.</text:span></text:span></text:p>
      <text:p text:style-name="P7"><text:span text:style-name="Source_20_Text"><text:span text:style-name="T8"><text:s text:c="4"/></text:span></text:span><text:span text:style-name="Source_20_Text"><text:span text:style-name="T7">weights: a column vectors containing the weights learned during training.</text:span></text:span></text:p>
      <text:p text:style-name="P7"><text:span text:style-name="Source_20_Text"><text:span text:style-name="T8"><text:s text:c="4"/></text:span></text:span><text:span text:style-name="Source_20_Text"><text:span text:style-name="T7">normalization_params: a dict mapping column names to (min, max) values from the training set</text:span></text:span></text:p>
      <text:p text:style-name="P7"/>
      <text:p text:style-name="P7"><text:span text:style-name="Source_20_Text"><text:span text:style-name="T8"><text:s text:c="2"/></text:span></text:span><text:span text:style-name="Source_20_Text"><text:span text:style-name="T7">Returns:</text:span></text:span></text:p>
      <text:p text:style-name="P7"><text:span text:style-name="Source_20_Text"><text:span text:style-name="T8"><text:s text:c="4"/></text:span></text:span><text:span text:style-name="Source_20_Text"><text:span text:style-name="T7">a column vector containing either a 1 or a 0 for each row in data_file</text:span></text:span></text:p>
      <text:p text:style-name="P7"><text:span text:style-name="Source_20_Text"><text:span text:style-name="T8"><text:s text:c="2"/></text:span></text:span><text:span text:style-name="Source_20_Text"><text:span text:style-name="T7">"""</text:span></text:span></text:p>
      <text:p text:style-name="P7"/>
      <text:p text:style-name="P6"><text:span text:style-name="Source_20_Text"><text:span text:style-name="T8"><text:s text:c="2"/></text:span></text:span><text:span text:style-name="Source_20_Text"><text:span text:style-name="T7">return labels</text:span></text:span></text:p>
      <text:p text:style-name="P7"><text:soft-page-break/></text:p>
      <text:p text:style-name="P6"><text:span text:style-name="Source_20_Text"><text:span text:style-name="T7"># Our grading program will use these functions as follows:</text:span></text:span></text:p>
      <text:p text:style-name="P6"><text:span text:style-name="Source_20_Text"><text:span text:style-name="T7">def sample_main():</text:span></text:span></text:p>
      <text:p text:style-name="P6"><text:span text:style-name="Source_20_Text"><text:span text:style-name="T8"><text:s text:c="2"/></text:span></text:span><text:span text:style-name="Source_20_Text"><text:span text:style-name="T7">weights, normalization_params = train_with_file('adult-training.csv', 1000)</text:span></text:span></text:p>
      <text:p text:style-name="P6"><text:span text:style-name="Source_20_Text"><text:span text:style-name="T8"><text:s text:c="2"/></text:span></text:span><text:span text:style-name="Source_20_Text"><text:span text:style-name="T7">labels = classify('adult-test.csv', weights, normalization_params)</text:span></text:span></text:p>
      <text:h text:style-name="P5" text:outline-level="6"><text:bookmark text:name="train_with_filedata_file_iters__weights_normalization_params_54"/><text:span text:style-name="Source_20_Text"><text:span text:style-name="T6">train_with_file(data_file, iters)</text:span></text:span><text:span text:style-name="T9"> → </text:span><text:span text:style-name="Source_20_Text"><text:span text:style-name="T6">weights</text:span></text:span><text:span text:style-name="T9">, </text:span><text:span text:style-name="Source_20_Text"><text:span text:style-name="T6">normalization_params</text:span></text:span></text:h>
      <text:p text:style-name="P20">This function will read in the file, perform any necessary modifications on the data, and train a logistic regression classifier to correctly classify an individual’s salary as “&gt;50k” (label value of 1) or “&lt;=50k” (label value 0).</text:p>
      <text:p text:style-name="P20">As is standard practice in machine learning, the feature values should be normalized to be between 0 and 1. Your training function will need to return the values used for normalization, so that the test data used during classification can be normalized in the exact same way.</text:p>
      <text:h text:style-name="P5" text:outline-level="6"><text:bookmark text:name="classifydata_file_weights_normalization_params__labels_59"/><text:span text:style-name="Source_20_Text"><text:span text:style-name="T6">classify(data_file, weights, normalization_params)</text:span></text:span><text:span text:style-name="T9"> → </text:span><text:span text:style-name="Source_20_Text"><text:span text:style-name="T6">labels</text:span></text:span></text:h>
      <text:p text:style-name="P14"><text:span text:style-name="T2">The function should return a column vector (1d numpy array) containing your classifier’s predictions for the data, one value for each row in </text:span><text:span text:style-name="Source_20_Text"><text:span text:style-name="T6">data_file</text:span></text:span><text:span text:style-name="T2">. As this is a binary classifier, all results should either be a 0, or a 1. Don’t forget to normalize your data using the params calculated during training.</text:span></text:p>
      <text:h text:style-name="P4" text:outline-level="4"><text:bookmark text:name="Submission_Requirements_62"/>Submission Requirements</text:h>
      <text:list xml:id="list3685449975" text:style-name="L4">
        <text:list-item>
          <text:p text:style-name="P16"><text:span text:style-name="T2">Aside from the Python standard libraries, you may only use the </text:span><text:span text:style-name="Source_20_Text"><text:span text:style-name="T6">numpy</text:span></text:span><text:span text:style-name="T2"> and </text:span><text:span text:style-name="Source_20_Text"><text:span text:style-name="T6">pandas</text:span></text:span><text:span text:style-name="T2"> libraries in this assignment. If your submission attempts to import other libraries (such as Scikit-learn) it will fail.</text:span></text:p>
        </text:list-item>
        <text:list-item>
          <text:p text:style-name="P11">All code (aside from imports) must be placed inside functions. Code outside a function will be stripped from your submission.</text:p>
        </text:list-item>
        <text:list-item>
          <text:p text:style-name="P11">Your script is limited to 1 minute, when trained for 1000 iterations. Code which doesn’t make effective use of numpy might run too slowly, and be terminated early. (Using the Kaggle notebook, our reference code finished 1000 iterations in under 10 seconds.)</text:p>
        </text:list-item>
      </text:list>
      <text:h text:style-name="P4" text:outline-level="4"><text:bookmark text:name="Tips_67"/>Tips</text:h>
      <text:list xml:id="list2401876905" text:style-name="L5">
        <text:list-item>
          <text:p text:style-name="P17"><text:span text:style-name="T2">Normalization: Some columns have a very wide range of numerical data. This can sometimes cause overflow errors in your code when values get too big or small to represent using standard numerical data types. One solution is to normalize each numerical feature by converting it into a value between 0 and 1. </text:span><text:a xlink:type="simple" xlink:href="https://ml-cheatsheet.readthedocs.io/en/latest/linear_regression.html#normalization" text:style-name="Internet_20_link" text:visited-style-name="Visited_20_Internet_20_Link"><text:span text:style-name="T4">See here</text:span></text:a><text:span text:style-name="T2"> for an example of doing this in Python. (Don’t forget: you will need to save the max and min values for each column to use when testing out your classifier. Test data must use the same values as the training data.)</text:span></text:p>
        </text:list-item>
        <text:list-item>
          <text:p text:style-name="P17"><text:soft-page-break/><text:span text:style-name="T2">Categorical data: Logistic regression does not always handle categorical data well. One way around this is to create dummy variables for each possible option in a category. See </text:span><text:a xlink:type="simple" xlink:href="https://www.youtube.com/watch?v=9yTui_LoSOc" text:style-name="Internet_20_link" text:visited-style-name="Visited_20_Internet_20_Link"><text:span text:style-name="T4">this video</text:span></text:a><text:span text:style-name="T2"> for a discussion of dummy variables, and </text:span><text:a xlink:type="simple" xlink:href="https://towardsdatascience.com/building-a-logistic-regression-in-python-step-by-step-becd4d56c9c8" text:style-name="Internet_20_link" text:visited-style-name="Visited_20_Internet_20_Link"><text:span text:style-name="T4">this blog post</text:span></text:a><text:span text:style-name="T2"> for an example of using them with logistic regression in Python. The categorical variables in this data set are: </text:span><text:span text:style-name="Source_20_Text"><text:span text:style-name="T6">['workclass', 'education', 'occupation', 'marital-status', 'relationship', 'race', 'sex', 'native-country']</text:span></text:span><text:span text:style-name="T2">.<text:line-break/>You will need to create the same dummy variables when classifying on the test data. An easy way to do this is to store a list of all your new dummy variables inside a global python variable, and to reference them when processing data in your </text:span><text:span text:style-name="Source_20_Text"><text:span text:style-name="T6">classify()</text:span></text:span><text:span text:style-name="T2"> function.</text:span></text:p>
        </text:list-item>
        <text:list-item>
          <text:p text:style-name="P12">Labels: The last column in the training csv file contains either ‘&lt;=50k’ or ‘&gt;50k’. You should convert those values into 0, or 1, respectively.</text:p>
        </text:list-item>
        <text:list-item>
          <text:p text:style-name="P17"><text:span text:style-name="T2">In Jupyter, you can see how long a function takes by putting </text:span><text:span text:style-name="Source_20_Text"><text:span text:style-name="T6">%time</text:span></text:span><text:span text:style-name="T2"> before calling it: </text:span><text:span text:style-name="Source_20_Text"><text:span text:style-name="T6">%time train_with_file('input.csv', 1000)</text:span></text:span><text:span text:style-name="T2">.</text:span></text:p>
        </text:list-item>
        <text:list-item>
          <text:p text:style-name="P12">Try starting with a learning rate around the size of 0.1</text:p>
        </text:list-item>
        <text:list-item>
          <text:p text:style-name="P17"><text:span text:style-name="T2">An excellent resource for implementing Logistic Regression from scratch in Python is </text:span><text:a xlink:type="simple" xlink:href="https://ml-cheatsheet.readthedocs.io/en/latest/logistic_regression.html" text:style-name="Internet_20_link" text:visited-style-name="Visited_20_Internet_20_Link"><text:span text:style-name="T4">listed here</text:span></text:a><text:span text:style-name="T2">. Definitely check it out if you get stuc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roboto" svg:font-family="roboto"/>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SimSun" style:font-family-asian="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08T11:36:49.191000000</meta:creation-date>
    <dc:date>2019-06-08T11:37:57.617000000</dc:date>
    <meta:editing-duration>PT1M8S</meta:editing-duration>
    <meta:editing-cycles>1</meta:editing-cycles>
    <meta:document-statistic meta:table-count="0" meta:image-count="0" meta:object-count="0" meta:page-count="5" meta:paragraph-count="71" meta:word-count="1407" meta:character-count="9284" meta:non-whitespace-character-count="7903"/>
    <meta:generator>LibreOffice/6.2.4.2$Windows_X86_64 LibreOffice_project/2412653d852ce75f65fbfa83fb7e7b669a126d64</meta:generator>
  </office:meta>
</office:document-meta>
</file>